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14" style:family="table">
      <style:table-properties style:width="7.8785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Table4" style:family="table">
      <style:table-properties style:width="7.8785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5.0611in"/>
    </style:style>
    <style:style style:name="Table4.C" style:family="table-column">
      <style:table-column-properties style:column-width="1.8181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799in" fo:padding-bottom="0in" fo:border="none"/>
    </style:style>
    <style:style style:name="Table15" style:family="table">
      <style:table-properties style:width="7.8785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792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8785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7" style:family="table">
      <style:table-properties style:width="7.8785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792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in" fo:padding-bottom="0in" fo:border="none"/>
    </style:style>
    <style:style style:name="Table18" style:family="table">
      <style:table-properties style:width="7.8785in" fo:margin-left="-0.1903in" fo:margin-top="0in" fo:margin-bottom="0in" table:align="left"/>
    </style:style>
    <style:style style:name="Table18.A" style:family="table-column">
      <style:table-column-properties style:column-width="0.9993in"/>
    </style:style>
    <style:style style:name="Table18.B" style:family="table-column">
      <style:table-column-properties style:column-width="5.0611in"/>
    </style:style>
    <style:style style:name="Table18.C" style:family="table-column">
      <style:table-column-properties style:column-width="1.8181in"/>
    </style:style>
    <style:style style:name="Table18.1" style:family="table-row">
      <style:table-row-properties style:min-row-height="0.0653in" fo:keep-together="auto"/>
    </style:style>
    <style:style style:name="Table18.A1" style:family="table-cell">
      <style:table-cell-properties style:vertical-align="" fo:padding-left="0in" fo:padding-right="0.0799in" fo:padding-top="0.1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8ca9a1" style:font-name-asian="Roboto2" style:font-size-asian="10pt" style:font-name-complex="Roboto2" style:font-size-complex="10pt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7e263d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2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style:font-name="Inter" officeooo:paragraph-rsid="0156378f"/>
    </style:style>
    <style:style style:name="P38" style:family="paragraph" style:parent-style-name="Standard">
      <style:text-properties style:font-name="Inter" officeooo:paragraph-rsid="016a0624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40" style:family="paragraph" style:parent-style-name="Standard">
      <style:text-properties style:font-name="Inter" officeooo:paragraph-rsid="01871c9e"/>
    </style:style>
    <style:style style:name="P41" style:family="paragraph" style:parent-style-name="Standard">
      <style:text-properties officeooo:paragraph-rsid="016f1dab"/>
    </style:style>
    <style:style style:name="P42" style:family="paragraph" style:parent-style-name="Standard">
      <style:text-properties officeooo:paragraph-rsid="0192b585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54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5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56" style:family="paragraph" style:parent-style-name="Standard" style:list-style-name="L1">
      <style:paragraph-properties fo:line-height="100%" fo:orphans="0" fo:widows="0"/>
      <style:text-properties officeooo:paragraph-rsid="0196ab0f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ca9a1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96ab0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96ab0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bf2b2d" officeooo:paragraph-rsid="0196ab0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Inter" officeooo:paragraph-rsid="0196ab0f"/>
    </style:style>
    <style:style style:name="P78" style:family="paragraph" style:parent-style-name="Standard">
      <style:text-properties style:font-name="Inter" officeooo:paragraph-rsid="018f5afd"/>
    </style:style>
    <style:style style:name="P79" style:family="paragraph" style:parent-style-name="Standard">
      <style:text-properties style:font-name="Inter" officeooo:paragraph-rsid="018061f8"/>
    </style:style>
    <style:style style:name="P80" style:family="paragraph" style:parent-style-name="Standard">
      <style:text-properties style:font-name="Inter" officeooo:paragraph-rsid="0190cd32"/>
    </style:style>
    <style:style style:name="P81" style:family="paragraph" style:parent-style-name="Standard">
      <style:text-properties officeooo:paragraph-rsid="0196ab0f"/>
    </style:style>
    <style:style style:name="P82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a9a1"/>
    </style:style>
    <style:style style:name="P8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6ab0f" officeooo:paragraph-rsid="0196ab0f" style:font-name-asian="Roboto2" style:font-size-asian="10pt" style:font-weight-asian="bold" style:font-name-complex="Roboto2" style:font-size-complex="10pt" style:font-weight-complex="bold"/>
    </style:style>
    <style:style style:name="P8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96ab0f" style:font-name-asian="Roboto2" style:font-size-asian="10pt" style:font-weight-asian="bold" style:font-name-complex="Roboto2" style:font-size-complex="10pt"/>
    </style:style>
    <style:style style:name="P8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96ab0f" style:font-name-asian="Roboto2" style:font-size-asian="10pt" style:font-weight-asian="bold" style:font-name-complex="Roboto2" style:font-size-complex="10pt" style:font-weight-complex="bold"/>
    </style:style>
    <style:style style:name="P8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10pt" fo:font-weight="bold" officeooo:rsid="016f1dab" officeooo:paragraph-rsid="0196ab0f" style:font-name-asian="Roboto2" style:font-size-asian="10pt" style:font-weight-asian="bold" style:font-name-complex="Roboto2" style:font-size-complex="10pt" style:font-weight-complex="bold"/>
    </style:style>
    <style:style style:name="P8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10pt" fo:font-weight="bold" officeooo:rsid="0196ab0f" officeooo:paragraph-rsid="0196ab0f" style:font-name-asian="Roboto2" style:font-size-asian="10pt" style:font-weight-asian="bold" style:font-name-complex="Roboto2" style:font-size-complex="10pt" style:font-weight-complex="bold"/>
    </style:style>
    <style:style style:name="P8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96ab0f" style:font-name-asian="Roboto2" style:font-size-asian="10pt" style:font-weight-asian="bold" style:font-name-complex="Roboto2" style:font-size-complex="10pt"/>
    </style:style>
    <style:style style:name="P8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96ab0f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9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1457e31" officeooo:paragraph-rsid="0196ab0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96ab0f" style:font-weight-asian="normal" style:font-weight-complex="normal"/>
    </style:style>
    <style:style style:name="P9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96ab0f"/>
    </style:style>
    <style:style style:name="P9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96ab0f"/>
    </style:style>
    <style:style style:name="P9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6ab0f"/>
    </style:style>
    <style:style style:name="P9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96ab0f"/>
    </style:style>
    <style:style style:name="P9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96ab0f" style:font-weight-asian="normal" style:font-weight-complex="normal"/>
    </style:style>
    <style:style style:name="P97" style:family="paragraph" style:parent-style-name="Text_20_body" style:master-page-name="Standard">
      <style:paragraph-properties style:page-number="1" fo:break-before="auto" fo:break-after="auto"/>
      <style:text-properties style:font-name="Inter" fo:font-size="6pt" style:font-size-asian="5.25pt" style:font-size-complex="6pt"/>
    </style:style>
    <style:style style:name="P9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3" style:family="text">
      <style:text-properties fo:font-size="10pt" style:font-name-asian="Roboto2" style:font-size-asian="10pt" style:font-name-complex="Roboto2" style:font-size-complex="10pt"/>
    </style:style>
    <style:style style:name="T4" style:family="text">
      <style:text-properties fo:font-size="10pt" officeooo:rsid="012a0f54" style:font-name-asian="Roboto2" style:font-size-asian="10pt" style:font-name-complex="Roboto2" style:font-size-complex="10pt"/>
    </style:style>
    <style:style style:name="T5" style:family="text">
      <style:text-properties fo:font-size="10pt" officeooo:rsid="01294c75" style:font-name-asian="Roboto2" style:font-size-asian="10pt" style:font-name-complex="Roboto2" style:font-size-complex="10pt"/>
    </style:style>
    <style:style style:name="T6" style:family="text">
      <style:text-properties fo:font-size="10pt" officeooo:rsid="00bc0279" style:font-name-asian="Roboto2" style:font-size-asian="10pt" style:font-name-complex="Roboto2" style:font-size-complex="10pt"/>
    </style:style>
    <style:style style:name="T7" style:family="text">
      <style:text-properties fo:font-size="10pt" officeooo:rsid="008f9311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0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96ab0f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96ab0f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585ac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5a56a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196ab0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none" fo:font-weight="bold" officeooo:rsid="018c819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none" fo:font-weight="bold" officeooo:rsid="003eb71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none" fo:font-weight="bold" officeooo:rsid="002e139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9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fo:font-style="normal" officeooo:rsid="00bc0279" style:font-name-asian="Roboto2" style:font-size-asian="10pt" style:font-style-asian="normal" style:font-name-complex="Roboto2" style:font-size-complex="10pt" style:font-style-complex="normal"/>
    </style:style>
    <style:style style:name="T108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09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10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11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12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1475f55" style:font-weight-asian="normal" style:font-weight-complex="normal"/>
    </style:style>
    <style:style style:name="T115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6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7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18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19" style:family="text">
      <style:text-properties officeooo:rsid="0094c2de"/>
    </style:style>
    <style:style style:name="T120" style:family="text">
      <style:text-properties officeooo:rsid="00e1f740"/>
    </style:style>
    <style:style style:name="T121" style:family="text">
      <style:text-properties fo:color="#000000" style:font-name="Inter" style:text-underline-style="none"/>
    </style:style>
    <style:style style:name="T122" style:family="text">
      <style:text-properties officeooo:rsid="0134be7f"/>
    </style:style>
    <style:style style:name="T123" style:family="text">
      <style:text-properties officeooo:rsid="014965fe"/>
    </style:style>
    <style:style style:name="T124" style:family="text">
      <style:text-properties officeooo:rsid="014ff28a"/>
    </style:style>
    <style:style style:name="T125" style:family="text">
      <style:text-properties officeooo:rsid="014ff28a" style:font-name-asian="Roboto2" style:font-name-complex="Roboto2"/>
    </style:style>
    <style:style style:name="T126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27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8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29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30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1" style:family="text">
      <style:text-properties style:font-name="Inter" fo:font-size="10pt" style:font-size-asian="10pt" style:font-size-complex="10pt"/>
    </style:style>
    <style:style style:name="T132" style:family="text">
      <style:text-properties style:font-name="Inter" fo:font-size="10pt" officeooo:rsid="0102247f" style:font-size-asian="10pt" style:font-size-complex="10pt"/>
    </style:style>
    <style:style style:name="T133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8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9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50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3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4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5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6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7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8" style:family="text">
      <style:text-properties style:font-name="Inter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9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60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61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162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3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4" style:family="text">
      <style:text-properties style:font-name="Inter" fo:font-size="10pt" style:font-name-asian="Roboto2" style:font-size-asian="10pt" style:font-name-complex="Roboto2" style:font-size-complex="10pt"/>
    </style:style>
    <style:style style:name="T165" style:family="text">
      <style:text-properties officeooo:rsid="0169bda9"/>
    </style:style>
    <style:style style:name="T166" style:family="text">
      <style:text-properties fo:color="#0066b3" style:font-name="Inter" style:text-underline-style="solid" style:text-underline-width="auto" style:text-underline-color="font-color"/>
    </style:style>
    <style:style style:name="T167" style:family="text">
      <style:text-properties style:font-name="Inter Extra Bold"/>
    </style:style>
    <style:style style:name="T168" style:family="text">
      <style:text-properties officeooo:rsid="0190cd32"/>
    </style:style>
    <style:style style:name="T169" style:family="text">
      <style:text-properties officeooo:rsid="0196ab0f"/>
    </style:style>
    <style:style style:name="T170" style:family="text">
      <style:text-properties officeooo:rsid="00bf2b2d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322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5319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91in" svg:y="0.7346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3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5291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39in" svg:y="0.7256in" svg:width="0.1965in" svg:height="0.1965in" draw:z-index="3">
        <draw:image xlink:href="Pictures/10000201000003E8000003E85996F9E76E303C74.png" xlink:type="simple" xlink:show="embed" xlink:actuate="onLoad" loext:mime-type="image/png"/>
      </draw:frame>
      <text:p text:style-name="P9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3"><text:span text:style-name="T119">R</text:span>ICHARD <text:span text:style-name="T165">S. </text:span>ZHU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21">rszhu@berkeley.edu</text:span></text:a></text:p>
            <text:p text:style-name="P30">858-371-8838</text:p>
            <text:p text:style-name="P31">Berkeley, CA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2"><text:a xlink:type="simple" xlink:href="https://www.linkedin.com/in/rszhu/" text:style-name="Internet_20_link" text:visited-style-name="Visited_20_Internet_20_Link"><text:span text:style-name="T166">linkedin.com/in/rszhu</text:span></text:a></text:p>
            <text:p text:style-name="P32"><text:a xlink:type="simple" xlink:href="https://github.com/richardszhu" text:style-name="Internet_20_link" text:visited-style-name="Visited_20_Internet_20_Link"><text:span text:style-name="T166">github.com/richardszhu</text:span></text:a></text:p>
            <text:p text:style-name="P33"><text:a xlink:type="simple" xlink:href="https://www.ocf.berkeley.edu/~rszhu/" text:style-name="Internet_20_link" text:visited-style-name="Visited_20_Internet_20_Link"><text:span text:style-name="T166">ocf.io/rszhu</text:span></text:a>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6">EDUCATION</text:p>
          </table:table-cell>
          <table:table-cell table:style-name="Table5.A1" office:value-type="string">
            <text:p text:style-name="P1">University of California, Berkeley</text:p>
            <text:p text:style-name="P20"><text:span text:style-name="T39">B.A. Computer </text:span><text:span text:style-name="T158">Science</text:span><text:span text:style-name="T39"> </text:span><text:span text:style-name="T9"><text:s text:c="20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5.A1" office:value-type="string">
            <text:p text:style-name="P10"><text:span text:style-name="T46"><text:s/></text:span><text:span text:style-name="T47">GPA </text:span><text:span text:style-name="T42">3.90</text:span></text:p>
          </table:table-cell>
        </table:table-row>
      </table:table>
      <text:p text:style-name="P3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12"><office:annotation office:name="__Annotation__905_40995002133"><dc:creator>Unknown Author</dc:creator><dc:date>2020-01-01T12:33:41.070615008</dc:date><text:p text:style-name="P98"><text:span text:style-name="T171">Top Margin : 0</text:span></text:p><text:p text:style-name="P98"><text:span text:style-name="T171">Bottom Margin : 0</text:span></text:p></office:annotation><text:span text:style-name="T36">Relevant Coursework:</text:span><office:annotation-end office:name="__Annotation__905_40995002133"/><text:span text:style-name="T37"> </text:span><text:span text:style-name="T48">Data Structures, </text:span><text:span text:style-name="T49">Structure of Computer Programs</text:span><text:span text:style-name="T39">,</text:span><text:span text:style-name="T40"> </text:span><text:span text:style-name="T41">Linear Algebra &amp; Circuits</text:span><text:span text:style-name="T39"> </text:span><text:span text:style-name="T9"><text:s text:c="20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</table:table-cell>
        </table:table-row>
      </table:table>
      <text:p text:style-name="P7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3">TEACHING</text:p>
            <text:p text:style-name="P87"/>
          </table:table-cell>
          <table:table-cell table:style-name="Table4.A1" office:value-type="string">
            <text:p text:style-name="P88">Catalyst for Success <text:s/></text:p>
            <text:p text:style-name="P94"><text:span text:style-name="Strong_20_Emphasis"><text:span text:style-name="T162">Treasurer, </text:span></text:span><text:span text:style-name="Strong_20_Emphasis"><text:span text:style-name="T163">Senior Technology Mentor</text:span></text:span><text:span text:style-name="Strong_20_Emphasis"><text:span text:style-name="T130"> </text:span></text:span><text:span text:style-name="T129"><text:s/></text:span><text:span text:style-name="T126"><text:s text:c="24"/></text:span><text:span text:style-name="T159"><text:s/></text:span><text:span text:style-name="T126"><text:s text:c="51"/></text:span><text:span text:style-name="T160"><text:s text:c="7"/></text:span><text:span text:style-name="T147"><text:s/></text:span><text:span text:style-name="T126"><text:s text:c="81"/></text:span><text:span text:style-name="T164"><text:s text:c="89"/></text:span><text:span text:style-name="T161"><text:s text:c="13"/></text:span></text:p>
          </table:table-cell>
          <table:table-cell table:style-name="Table4.A1" office:value-type="string">
            <text:p text:style-name="P89">San Diego, CA</text:p>
            <text:p text:style-name="P91"><text:span text:style-name="T21"><text:s text:c="2"/></text:span><text:span text:style-name="T24">Aug</text:span><text:span text:style-name="T26">. 2017 — </text:span><text:span text:style-name="T29">Jul</text:span><text:span text:style-name="T26">. 2019</text:span></text:p>
          </table:table-cell>
        </table:table-row>
      </table:table>
      <text:p text:style-name="P8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4"/>
          </table:table-cell>
          <table:table-cell table:style-name="Table15.A1" office:value-type="string">
            <text:list xml:id="list1063017334" text:style-name="L1">
              <text:list-item>
                <text:p text:style-name="P70">Taught programming and circuitry at the library to over 200 students (Python, Javascript, Arduino)</text:p>
              </text:list-item>
              <text:list-item>
                <text:p text:style-name="P72">Worked with library officials to organize regular weekly workshops and week-long summer camps</text:p>
              </text:list-item>
              <text:list-item>
                <text:p text:style-name="P72">Received the Catalyst Gold Award for outstanding commitment to the club</text:p>
              </text:list-item>
            </text:list>
          </table:table-cell>
        </table:table-row>
      </table:table>
      <text:p text:style-name="P81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85"/>
          </table:table-cell>
          <table:table-cell table:style-name="Table18.A1" office:value-type="string">
            <text:p text:style-name="P93"><text:span text:style-name="Strong_20_Emphasis"><text:span text:style-name="T132">Momentum Physics Tutoring and Outreach</text:span></text:span></text:p>
            <text:p text:style-name="P95"><text:span text:style-name="T35">President</text:span><text:span text:style-name="T38"> <text:s text:c="2"/></text:span><text:span text:style-name="T9"><text:s text:c="27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18.A1" office:value-type="string">
            <text:p text:style-name="P89">San Diego, CA</text:p>
            <text:p text:style-name="P96"><text:span text:style-name="T21"><text:s/></text:span><text:span text:style-name="T24">Sep</text:span><text:span text:style-name="T21">.</text:span><text:span text:style-name="T26"> 201</text:span><text:span text:style-name="T29">7</text:span><text:span text:style-name="T26"> — </text:span><text:span text:style-name="T29">Jul</text:span><text:span text:style-name="T26">. 201</text:span><text:span text:style-name="T29">9</text:span></text:p>
          </table:table-cell>
        </table:table-row>
      </table:table>
      <text:p text:style-name="P8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4"/>
          </table:table-cell>
          <table:table-cell table:style-name="Table17.A1" office:value-type="string">
            <text:list xml:id="list215947692675644" text:continue-numbering="true" text:style-name="L1">
              <text:list-item>
                <text:p text:style-name="P66"><text:span text:style-name="T170">Collaborated with high school physics faculty to organize afterschool peer tutoring sessions</text:span></text:p>
              </text:list-item>
              <text:list-item>
                <text:p text:style-name="P66">Expanded club schedule and recruited mentors to <text:span text:style-name="T169">teach</text:span> a growing number of physics students</text:p>
              </text:list-item>
              <text:list-item>
                <text:p text:style-name="P66">Mentored peers one on one with AP Physics C, AP Physics 1-2, and Physics 1-2 Material</text:p>
              </text:list-item>
            </text:list>
          </table:table-cell>
        </table:table-row>
      </table:table>
      <text:p text:style-name="P8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85"/>
          </table:table-cell>
          <table:table-cell table:style-name="Table9.A1" office:value-type="string">
            <text:p text:style-name="P93"><text:span text:style-name="Strong_20_Emphasis"><text:span text:style-name="T128">Gateways Summer School</text:span></text:span><text:span text:style-name="Strong_20_Emphasis"><text:span text:style-name="T132"> </text:span></text:span></text:p>
            <text:p text:style-name="P95"><text:span text:style-name="T30">Teaching </text:span><text:span text:style-name="T32">Assistant</text:span><text:span text:style-name="T38"> <text:s text:c="2"/></text:span><text:span text:style-name="T9"><text:s text:c="27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9.A1" office:value-type="string">
            <text:p text:style-name="P89">San Diego, CA</text:p>
            <text:p text:style-name="P96"><text:span text:style-name="T21"><text:s/>Jul.</text:span><text:span text:style-name="T26"> 2018 — Aug. 2018</text:span></text:p>
          </table:table-cell>
        </table:table-row>
      </table:table>
      <text:p text:style-name="P8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4"/>
          </table:table-cell>
          <table:table-cell table:style-name="Table13.A1" office:value-type="string">
            <text:list xml:id="list215947013152362" text:continue-numbering="true" text:style-name="L1">
              <text:list-item>
                <text:p text:style-name="P56"><text:span text:style-name="T144">Aided Architecture &amp; Engineering teacher with giving lessons and </text:span><text:span text:style-name="T145">explaining </text:span><text:span text:style-name="T146">provided</text:span><text:span text:style-name="T145"> examples</text:span></text:p>
              </text:list-item>
              <text:list-item>
                <text:p text:style-name="P66">Guided 30 students on their projects and supervised them during break, learning, and work times</text:p>
              </text:list-item>
            </text:list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6">EXPERIENCE</text:p>
          </table:table-cell>
          <table:table-cell table:style-name="Table6.A1" office:value-type="string">
            <text:p text:style-name="P18"><text:span text:style-name="T127">California PATH </text:span><text:span text:style-name="T128">(</text:span><text:span text:style-name="Strong_20_Emphasis"><text:span text:style-name="T131">Partners for Advanced Transportation Technology</text:span></text:span><text:span text:style-name="Strong_20_Emphasis"><text:span text:style-name="T132">) </text:span></text:span></text:p>
            <text:p text:style-name="P21"><text:span text:style-name="T31">Research Assistant, </text:span><text:span text:style-name="T33">Human Factors </text:span><text:span text:style-name="T34">Projects</text:span><text:span text:style-name="T9"> <text:s text:c="27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</table:table-cell>
          <table:table-cell table:style-name="Table6.A1" office:value-type="string">
            <text:p text:style-name="P11"><text:span text:style-name="T46"><text:s/></text:span><text:span text:style-name="T45">Berkeley</text:span><text:span text:style-name="T44">, CA</text:span></text:p>
            <text:p text:style-name="P23"><text:span text:style-name="T21"><text:s/></text:span><text:span text:style-name="T23">Oct</text:span><text:span text:style-name="T22">.</text:span><text:span text:style-name="T26"> 201</text:span><text:span text:style-name="T28">9</text:span><text:span text:style-name="T26"> — </text:span><text:span text:style-name="T27">Present</text:span>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7"/>
          </table:table-cell>
          <table:table-cell table:style-name="Table11.A1" office:value-type="string">
            <text:list xml:id="list215947779943820" text:continue-numbering="true" text:style-name="L1">
              <text:list-item>
                <text:p text:style-name="P54"><text:span text:style-name="T142">Helped e</text:span><text:span text:style-name="T133">valuate potential safety impacts</text:span><text:span text:style-name="T134"> </text:span><text:span text:style-name="T135">o</text:span><text:span text:style-name="T133">f </text:span><text:span text:style-name="T140">the</text:span><text:span text:style-name="T134"> </text:span><text:span text:style-name="T135">Caltrans-</text:span><text:span text:style-name="T141">proposed</text:span><text:span text:style-name="T136"> “</text:span><text:span text:style-name="T135">Yellow Alert”</text:span><text:span text:style-name="T137"> </text:span><text:span text:style-name="T140">high</text:span><text:span text:style-name="T137">way </text:span><text:span text:style-name="T138">messag</text:span><text:span text:style-name="T139">e</text:span><text:span text:style-name="T135"> system</text:span><text:span text:style-name="T137"> </text:span><text:span text:style-name="Strong_20_Emphasis"><text:span text:style-name="T143">by automating portions</text:span></text:span><text:span text:style-name="T142"> of the data collection and analysis process</text:span></text:p>
              </text:list-item>
              <text:list-item>
                <text:p text:style-name="P57"><text:span text:style-name="T54">S</text:span><text:span text:style-name="T55">ynced</text:span><text:span text:style-name="T50"> </text:span><text:span text:style-name="T55">position</text:span><text:span text:style-name="T56">al</text:span><text:span text:style-name="T51">, </text:span><text:span text:style-name="T56">sensor</text:span><text:span text:style-name="T51">, and </text:span><text:span text:style-name="T56">behavioral</text:span><text:span text:style-name="T50"> data </text:span><text:span text:style-name="T54">collected </text:span><text:span text:style-name="T50">from </text:span><text:span text:style-name="T62">driving</text:span><text:span text:style-name="T53"> </text:span><text:span text:style-name="T50">simulation</text:span><text:span text:style-name="T51"> </text:span><text:span text:style-name="T62">experiments</text:span></text:p>
              </text:list-item>
              <text:list-item>
                <text:p text:style-name="P57"><text:span text:style-name="Strong_20_Emphasis"><text:span text:style-name="T57">Wrote Python scripts to </text:span></text:span><text:span text:style-name="Strong_20_Emphasis"><text:span text:style-name="T52">extract key points from trial data sets, utilizing Python statistics libraries</text:span></text:span></text:p>
              </text:list-item>
              <text:list-item>
                <text:p text:style-name="P58"><text:span text:style-name="Strong_20_Emphasis"><text:span text:style-name="T64">Worked with</text:span></text:span><text:span text:style-name="Strong_20_Emphasis"><text:span text:style-name="T63"> thousands of data points from over 40 unique driver trials</text:span></text:span></text:p>
              </text:list-item>
            </text:list>
          </table:table-cell>
        </table:table-row>
      </table:table>
      <text:p text:style-name="P7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1"><office:annotation office:name="__Annotation__1352_1647437908"><dc:creator>Unknown Author</dc:creator><dc:date>2020-01-04T16:43:11.210977179</dc:date><text:p text:style-name="P98"><text:span text:style-name="T172">Projects all one table except HEADER</text:span></text:p></office:annotation><text:span text:style-name="T167">PROJECTS</text:span><office:annotation-end office:name="__Annotation__1352_1647437908"/></text:p>
          </table:table-cell>
          <table:table-cell table:style-name="Table8.A1" office:value-type="string">
            <text:p text:style-name="P13"><text:span text:style-name="Strong_20_Emphasis"><text:span text:style-name="T16">I</text:span></text:span><text:span text:style-name="Strong_20_Emphasis"><text:span text:style-name="T15">nvestment </text:span></text:span><text:span text:style-name="Strong_20_Emphasis"><text:span text:style-name="T17">Portfolio Diversity Visualiz</text:span></text:span><text:span text:style-name="Strong_20_Emphasis"><text:span text:style-name="T18">er </text:span></text:span><text:span text:style-name="Strong_20_Emphasis"><text:span text:style-name="T12">(</text:span></text:span><text:span text:style-name="Strong_20_Emphasis"><text:span text:style-name="T10">Python</text:span></text:span><text:span text:style-name="Strong_20_Emphasis"><text:span text:style-name="T12">)</text:span></text:span></text:p>
            <text:list xml:id="list215948040063691" text:continue-numbering="true" text:style-name="L1">
              <text:list-item>
                <text:p text:style-name="P64"><text:span text:style-name="T86">Won </text:span><text:span text:style-name="T87">the </text:span><text:span text:style-name="T88">BlackRock API Prize at Cal Hacks </text:span><text:span text:style-name="T89">6.0</text:span><text:span text:style-name="T82">,</text:span><text:span text:style-name="T59"> the largest collegiate hackathon in the world</text:span></text:p>
              </text:list-item>
              <text:list-item>
                <text:p text:style-name="P59"><text:span text:style-name="T65">Built</text:span><text:span text:style-name="T66"> </text:span><text:span text:style-name="T65">a </text:span><text:span text:style-name="T66">tool</text:span><text:span text:style-name="T58"> </text:span><text:span text:style-name="T71">that helps users gain insight into the diversity of</text:span><text:span text:style-name="T58"> </text:span><text:span text:style-name="T71">an </text:span><text:span text:style-name="T58">investment portfolio </text:span><text:span text:style-name="T79">in relation to</text:span><text:span text:style-name="T58"> any</text:span><text:span text:style-name="T70"> </text:span><text:span text:style-name="T71">applicable </text:span><text:span text:style-name="T58">security </text:span><text:span text:style-name="T72">data </text:span><text:span text:style-name="T58">attribute </text:span><text:span text:style-name="T72">(e.g., sector, asset type, or country)</text:span></text:p>
              </text:list-item>
              <text:list-item>
                <text:p text:style-name="P60"><text:span text:style-name="T91">Leveraged</text:span><text:span text:style-name="T92"> BlackRock’</text:span><text:span text:style-name="T93">s</text:span><text:span text:style-name="T92"> API to </text:span><text:span text:style-name="T94">compile, </text:span><text:span text:style-name="T92">sort, and categorize </text:span><text:span text:style-name="T95">security</text:span><text:span text:style-name="T92"> data</text:span><text:span text:style-name="T95"> </text:span><text:span text:style-name="T97">from </text:span><text:span text:style-name="T96">a </text:span><text:span text:style-name="T97">set of stock tickers</text:span></text:p>
              </text:list-item>
              <text:list-item>
                <text:p text:style-name="P61"><text:span text:style-name="T67">Integrated</text:span><text:span text:style-name="T58"> MatPlotLib to visualize </text:span><text:span text:style-name="T68">calculated diversity</text:span><text:span text:style-name="T58"> data and to create a GUI for </text:span><text:span text:style-name="T70">portfolio </text:span><text:span text:style-name="T69">input</text:span><text:span text:style-name="T58"> <text:s text:c="3"/></text:span><text:span text:style-name="T81"><text:s text:c="7"/></text:span><text:span text:style-name="T58"><text:s/></text:span><text:span text:style-name="T81"><text:s text:c="2"/></text:span><text:span text:style-name="T9"><text:s text:c="13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    </text:list-item>
            </text:list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14"><text:span text:style-name="Strong_20_Emphasis"><text:span text:style-name="T12">Bomberman Remastered (Java</text:span></text:span><text:span text:style-name="Strong_20_Emphasis"><text:span text:style-name="T11">)</text:span></text:span></text:p>
            <text:list xml:id="list215947396311767" text:continue-numbering="true" text:style-name="L1">
              <text:list-item>
                <text:p text:style-name="P67">Created an improved remake of the game Bomberman that runs on modern operating systems</text:p>
              </text:list-item>
              <text:list-item>
                <text:p text:style-name="P68">Devised a <text:span text:style-name="T122">completely new and original</text:span> “competitive mode”, featuring dynamic multiplayer gameplay</text:p>
              </text:list-item>
              <text:list-item>
                <text:p text:style-name="P62"><text:span text:style-name="T73">Utilized the Java Swing toolkit to design game </text:span><text:span text:style-name="T74">menus</text:span><text:span text:style-name="T75">,</text:span><text:span text:style-name="T73"> </text:span><text:span text:style-name="T75">handle controls, and execute game events</text:span></text:p>
              </text:list-item>
              <text:list-item>
                <text:p text:style-name="P62"><text:span text:style-name="T76">Played extensively by friends and voted </text:span><text:span text:style-name="T77">in the top </text:span><text:span text:style-name="T80">3</text:span><text:span text:style-name="T77"> </text:span><text:span text:style-name="T76">when presented at a </text:span><text:span text:style-name="T78">school</text:span><text:span text:style-name="T76"> </text:span><text:span text:style-name="T77">project </text:span><text:span text:style-name="T76">fair</text:span><text:span text:style-name="T58"> <text:s/></text:span><text:span text:style-name="T81"><text:s text:c="7"/></text:span><text:span text:style-name="T58"><text:s/></text:span><text:span text:style-name="T81"><text:s text:c="2"/></text:span><text:span text:style-name="T9"><text:s text:c="13"/></text:span><text:span text:style-name="T38"><text:s/></text:span><text:span text:style-name="T9"><text:s text:c="51"/></text:span><text:span text:style-name="T19"><text:s text:c="7"/></text:span><text:span text:style-name="T43"><text:s/></text:span><text:span text:style-name="T9"><text:s text:c="81"/></text:span><text:span text:style-name="T3"><text:s text:c="89"/></text:span><text:span text:style-name="T20"><text:s text:c="13"/></text:span></text:p>
              </text:list-item>
            </text:list>
          </table:table-cell>
        </table:table-row>
        <text:soft-page-break/>
        <table:table-row table:style-name="Table7.1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3"><text:span text:style-name="Strong_20_Emphasis"><text:span text:style-name="T13">Personal Website (HTML, CSS, JavaScript) </text:span></text:span></text:p>
            <text:list xml:id="list215946915183792" text:continue-numbering="true" text:style-name="L1">
              <text:list-item>
                <text:p text:style-name="P73"><text:span text:style-name="T99">Designed and </text:span><text:span text:style-name="T100">built</text:span><text:span text:style-name="T93"> a </text:span><text:span text:style-name="T90">personal website</text:span><text:span text:style-name="T101"> </text:span><text:span text:style-name="T103">from scratch, </text:span><text:span text:style-name="T99">utilizing</text:span><text:span text:style-name="T102"> the Bootstrap </text:span><text:span text:style-name="T103">front end</text:span><text:span text:style-name="T93"> </text:span><text:span text:style-name="T102">framework</text:span></text:p>
              </text:list-item>
              <text:list-item>
                <text:p text:style-name="P74"><text:span text:style-name="T102">I</text:span><text:span text:style-name="T90">ncorporated jQuery </text:span><text:span text:style-name="T104">for</text:span><text:span text:style-name="T90"> site animations and the Google Fonts API for </text:span><text:span text:style-name="T105">global</text:span><text:span text:style-name="T90"> type</text:span><text:span text:style-name="T104">face</text:span><text:span text:style-name="T90"> compatibility</text:span></text:p>
              </text:list-item>
              <text:list-item>
                <text:p text:style-name="P74"><text:span text:style-name="T101">H</text:span><text:span text:style-name="T106">osted page files remotely on UC Berkeley Open Computing Facility servers, via SSH </text:span><text:bookmark text:name="firstHeading1112"/><text:span text:style-name="T112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15"><text:span text:style-name="Strong_20_Emphasis"><text:span text:style-name="T14">Scheme Language Interpreter (Python)</text:span></text:span></text:p>
            <text:list xml:id="list215947140207209" text:continue-numbering="true" text:style-name="L1">
              <text:list-item>
                <text:p text:style-name="P76"><text:span text:style-name="T4">Constructed</text:span><text:span text:style-name="T5"> a</text:span><text:span text:style-name="T6">n i</text:span><text:span text:style-name="T7">nterpreter for the Scheme </text:span><text:span text:style-name="T6">programming </text:span><text:span text:style-name="T7">language </text:span><text:span text:style-name="T8">(a dialect of Lisp)</text:span></text:p>
              </text:list-item>
              <text:list-item>
                <text:p text:style-name="P75"><text:span text:style-name="T98">Implemented </text:span><text:span text:style-name="T107">environments, </text:span><text:span text:style-name="T98">lexical</text:span><text:span text:style-name="T108"> </text:span><text:span text:style-name="T109">and </text:span><text:span text:style-name="T98">dynamic scoping, </text:span><text:span text:style-name="T108">exceptions, macros,</text:span><text:span text:style-name="T110"> </text:span><text:span text:style-name="T109">and </text:span><text:span text:style-name="T111">special form</text:span><text:span text:style-name="T109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2"/>
          </table:table-cell>
          <table:table-cell table:style-name="Table7.A1" office:value-type="string">
            <text:p text:style-name="P7"><text:span text:style-name="Strong_20_Emphasis"><text:span text:style-name="T84">Smart </text:span></text:span><text:span text:style-name="Strong_20_Emphasis"><text:span text:style-name="T85">Typing Practice Program</text:span></text:span><text:span text:style-name="Strong_20_Emphasis"><text:span text:style-name="T83"> (Python)</text:span></text:span></text:p>
            <text:list xml:id="list215947139123130" text:continue-numbering="true" text:style-name="L1">
              <text:list-item>
                <text:p text:style-name="P63"><text:span text:style-name="T60">Developed</text:span><text:span text:style-name="T58"> typing program that calculates typing speed and accuracy with every keystroke</text:span></text:p>
              </text:list-item>
              <text:list-item>
                <text:p text:style-name="P82"><text:span text:style-name="T60">Programmed</text:span><text:span text:style-name="T58"> smart autocorrect feature </text:span><text:span text:style-name="T61">that determines </text:span><text:span text:style-name="T58">similarity between input and a base word</text:span></text:p>
              </text:list-item>
            </text:list>
          </table:table-cell>
        </table:table-row>
      </table:table>
      <text:p text:style-name="P7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4">A<text:span text:style-name="T168">WARDS</text:span></text:p>
          </table:table-cell>
          <table:table-cell table:style-name="Table14.A1" office:value-type="string">
            <text:p text:style-name="P28"><text:span text:style-name="T124">Winner</text:span><text:span text:style-name="T125">,</text:span><text:span text:style-name="T115"> </text:span><text:span text:style-name="T113">CalHacks </text:span><text:span text:style-name="T114">6.0 BlackRock API Prize </text:span></text:p>
            <text:p text:style-name="P29"><text:span text:style-name="T1">Computer Science Scholar</text:span><text:span text:style-name="T2">,</text:span><text:span text:style-name="T115"> </text:span><text:span text:style-name="T116">I</text:span><text:span text:style-name="T113">ntuit Scholarship Program</text:span></text:p>
            <text:p text:style-name="P29"><text:span text:style-name="T1">Computer Science Scholar</text:span><text:span text:style-name="T2">, </text:span><text:span text:style-name="T113">Intuit George A. Hansen Program </text:span></text:p>
            <text:p text:style-name="P27"><text:span text:style-name="T148">Champion, </text:span><text:span text:style-name="T150">So</text:span><text:span text:style-name="T151">Cal</text:span><text:span text:style-name="T150"> Developmental Soccer League </text:span><text:span text:style-name="T152">Div. 1</text:span><text:span text:style-name="T126"> <text:s text:c="19"/></text:span><text:span text:style-name="T159"><text:s/></text:span><text:span text:style-name="T126"><text:s text:c="51"/></text:span><text:span text:style-name="T160"><text:s text:c="7"/></text:span><text:span text:style-name="T147"><text:s/></text:span><text:span text:style-name="T126"><text:s text:c="81"/></text:span><text:span text:style-name="T164"><text:s text:c="89"/></text:span><text:span text:style-name="T161"><text:s text:c="13"/></text:span></text:p>
          </table:table-cell>
          <table:table-cell table:style-name="Table14.A1" office:value-type="string">
            <text:p text:style-name="P16"><text:span text:style-name="T26">O</text:span><text:span text:style-name="T25">ct. 2019</text:span></text:p>
            <text:p text:style-name="P25"><text:span text:style-name="T123">Apr</text:span>. 2019</text:p>
            <text:p text:style-name="P25"><text:span text:style-name="T123">Apr</text:span>. 2019</text:p>
            <text:p text:style-name="P9">Dec. 2018</text:p>
          </table:table-cell>
        </table:table-row>
      </table:table>
      <text:p text:style-name="P8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>SKILLS</text:p>
          </table:table-cell>
          <table:table-cell table:style-name="Table3.A1" office:value-type="string">
            <text:p text:style-name="P6"><text:span text:style-name="T117">Languages:</text:span><text:span text:style-name="T118"> </text:span>Python, Java, SQL, HTML/CSS, <text:span text:style-name="T120">JavaScript</text:span></text:p>
            <text:p text:style-name="P27"><text:span text:style-name="T149">Frameworks/Technologies: </text:span><text:span text:style-name="T154">Git, </text:span><text:span text:style-name="T155">Unix,</text:span><text:span text:style-name="T156"> </text:span><text:span text:style-name="T157">Bootstrap, NumPy,</text:span><text:span text:style-name="T156"> MATLAB</text:span><text:span text:style-name="T153"> </text:span><text:span text:style-name="T126"><text:s text:c="18"/></text:span><text:span text:style-name="T159"><text:s/></text:span><text:span text:style-name="T126"><text:s text:c="51"/></text:span><text:span text:style-name="T160"><text:s text:c="7"/></text:span><text:span text:style-name="T147"><text:s/></text:span><text:span text:style-name="T126"><text:s text:c="81"/></text:span><text:span text:style-name="T164"><text:s text:c="89"/></text:span><text:span text:style-name="T161"><text:s text:c="13"/></text:span></text:p>
          </table:table-cell>
          <table:table-cell table:style-name="Table3.A1" office:value-type="string">
            <text:p text:style-name="P8"/>
          </table:table-cell>
        </table:table-row>
      </table:table>
      <text:p text:style-name="P42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5T21:59:46.467362330</dc:date>
    <meta:editing-duration>P1DT8H28M42S</meta:editing-duration>
    <meta:editing-cycles>293</meta:editing-cycles>
    <meta:document-statistic meta:table-count="15" meta:image-count="6" meta:object-count="0" meta:page-count="2" meta:paragraph-count="75" meta:word-count="582" meta:character-count="6586" meta:non-whitespace-character-count="3411"/>
  </office:meta>
</office:document-meta>
</file>